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47852369" calcext:value-type="float">
            <text:p>14785236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 style:data-style-name="N2" text:time-value="15:02:03.60696144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2-02-16T15:02:22.840965842</dc:date>
    <meta:generator>LibreOffice/6.0.7.3$Linux_X86_64 LibreOffice_project/00m0$Build-3</meta:generator>
    <meta:editing-duration>PT6H5M5S</meta:editing-duration>
    <meta:editing-cycles>23</meta:editing-cycles>
    <meta:document-statistic meta:table-count="1" meta:cell-count="282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